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'Segoe UI', Tahoma, sans-serif"/>
    <style:font-face style:name="Slack-Lato" svg:font-family="Slack-Lato, Slack-Fractions, appleLogo, 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en" fo:country="US" officeooo:rsid="0000d332" officeooo:paragraph-rsid="0000d332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language="en" fo:country="US" fo:font-weight="bold" officeooo:rsid="0000d332" officeooo:paragraph-rsid="0000d332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weight="bold" officeooo:rsid="0000d332" officeooo:paragraph-rsid="0000d33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bold" officeooo:rsid="00017251" officeooo:paragraph-rsid="0001725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language="en" fo:country="US" fo:font-weight="bold" officeooo:rsid="0000d332" officeooo:paragraph-rsid="0000d33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language="ru" fo:country="RU" fo:font-weight="bold" officeooo:rsid="00013987" officeooo:paragraph-rsid="00013987" style:font-size-asian="10pt" style:font-weight-asian="bold" style:font-size-complex="10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0d332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0pt" officeooo:paragraph-rsid="0000d332" style:font-size-asian="10pt" style:font-size-complex="10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0pt" fo:language="en" fo:country="US" fo:font-weight="normal" officeooo:rsid="0000d332" officeooo:paragraph-rsid="0000d332" style:font-size-asian="10pt" style:font-weight-asian="normal" style:font-size-complex="10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0pt" fo:language="en" fo:country="US" fo:font-weight="normal" officeooo:rsid="00013987" officeooo:paragraph-rsid="00013987" style:font-size-asian="10pt" style:font-weight-asian="normal" style:font-size-complex="10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0pt" fo:language="en" fo:country="US" fo:font-weight="normal" officeooo:rsid="00018d0e" officeooo:paragraph-rsid="00018d0e" style:font-size-asian="10pt" style:font-weight-asian="normal" style:font-size-complex="10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0pt" fo:language="en" fo:country="US" fo:font-weight="normal" officeooo:rsid="00018d0e" officeooo:paragraph-rsid="00018d0e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language="en" fo:country="US" fo:font-weight="bold" officeooo:rsid="00013987" officeooo:paragraph-rsid="0001398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0pt" fo:language="en" fo:country="US" fo:font-weight="bold" officeooo:rsid="00018d0e" officeooo:paragraph-rsid="00018d0e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fo:language="ru" fo:country="RU" fo:font-weight="normal" officeooo:rsid="00013987" officeooo:paragraph-rsid="00013987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language="ru" fo:country="RU" officeooo:rsid="0000d332" officeooo:paragraph-rsid="0000d332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fo:language="ru" fo:country="RU" fo:font-weight="bold" officeooo:rsid="00018d0e" officeooo:paragraph-rsid="00018d0e" style:font-size-asian="8.75pt" style:font-weight-asian="bold" style:font-size-complex="10pt" style:font-weight-complex="bold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10pt" fo:language="ru" fo:country="RU" fo:font-weight="bold" officeooo:rsid="00018d0e" officeooo:paragraph-rsid="00018d0e" style:font-size-asian="8.75pt" style:font-weight-asian="bold" style:font-size-complex="10pt" style:font-weight-complex="bold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0pt" fo:language="en" fo:country="US" fo:font-weight="normal" officeooo:rsid="00018d0e" officeooo:paragraph-rsid="00018d0e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n" fo:country="US" fo:font-weight="bold" officeooo:rsid="00013987" officeooo:paragraph-rsid="00013987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language="en" fo:country="US" fo:font-weight="bold" officeooo:rsid="00017251" officeooo:paragraph-rsid="0001725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17251" officeooo:paragraph-rsid="00017251" style:font-size-asian="10.5pt" style:font-weight-asian="normal" style:font-size-complex="12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language="en" fo:country="US" fo:font-weight="bold" officeooo:rsid="0000d332" style:font-size-asian="8.75pt" style:font-weight-asian="bold" style:font-size-complex="10pt" style:font-weight-complex="bold"/>
    </style:style>
    <style:style style:name="T3" style:family="text">
      <style:text-properties fo:font-size="10pt" fo:language="en" fo:country="US" fo:font-weight="normal" officeooo:rsid="0000d332" style:font-size-asian="8.75pt" style:font-weight-asian="normal" style:font-size-complex="10pt" style:font-weight-complex="normal"/>
    </style:style>
    <style:style style:name="T4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language="en" fo:country="US" officeooo:rsid="0000d332" style:font-size-asian="8.75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style:text-line-through-style="none" style:text-line-through-type="none" style:font-name="Slack-Lato" fo:font-size="10pt" fo:letter-spacing="normal" fo:font-style="normal" style:text-underline-style="none" fo:font-weight="normal" style:text-blinking="false" style:font-size-asian="10pt" style:font-size-complex="10pt"/>
    </style:style>
    <style:style style:name="T9" style:family="text">
      <style:text-properties fo:font-variant="normal" fo:text-transform="none" style:text-line-through-style="none" style:text-line-through-type="none" style:font-name="Slack-Lato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style:text-line-through-style="none" style:text-line-through-type="none" style:font-name="Slack-Lato" fo:font-size="10pt" fo:letter-spacing="normal" fo:font-style="normal" style:text-underline-style="none" style:text-blinking="false" style:font-size-asian="10pt" style:font-size-complex="10pt"/>
    </style:style>
    <style:style style:name="T11" style:family="text">
      <style:text-properties fo:font-variant="normal" fo:text-transform="none" style:text-line-through-style="none" style:text-line-through-type="none" style:font-name="Slack-Lato" fo:font-size="10pt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language="en" fo:country="US" style:font-size-asian="10.5pt" style:font-size-complex="12pt"/>
    </style:style>
    <style:style style:name="T16" style:family="text">
      <style:text-properties fo:font-size="12pt" fo:language="en" fo:country="US" style:font-size-asian="10.5pt" style:font-size-complex="12pt"/>
    </style:style>
    <style:style style:name="T17" style:family="text">
      <style:text-properties officeooo:rsid="00017251"/>
    </style:style>
    <style:style style:name="T18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Plan</text:p>
      <text:p text:style-name="P2">Snigur Slava</text:p>
      <text:p text:style-name="P1"/>
      <text:p text:style-name="P3">1. <text:span text:style-name="T17">Test object</text:span>?</text:p>
      <text:list xml:id="list3265354396" text:style-name="L1">
        <text:list-item>
          <text:p text:style-name="P7"><text:span text:style-name="T3">Website: </text:span><text:a xlink:type="simple" xlink:href="https://www.redmine.org/" office:target-frame-name="_blank" xlink:show="new" text:style-name="Internet_20_link" text:visited-style-name="Visited_20_Internet_20_Link"><text:span text:style-name="T9">https://www.redmine.org/</text:span></text:a><text:span text:style-name="T1"> </text:span></text:p>
          <text:p text:style-name="P8"/>
        </text:list-item>
      </text:list>
      <text:p text:style-name="P3">2. <text:span text:style-name="T17">T</text:span>ypes of testing will be carried out:</text:p>
      <text:list xml:id="list2368507025" text:style-name="L2">
        <text:list-item>
          <text:p text:style-name="P9">Functionality</text:p>
        </text:list-item>
      </text:list>
      <text:p text:style-name="P5"/>
      <text:p text:style-name="P13"><text:span text:style-name="T14">3</text:span>.<text:span text:style-name="T13"> Test cases list:</text:span></text:p>
      <text:list xml:id="list2778656829" text:style-name="L5">
        <text:list-item>
          <text:p text:style-name="P12">Registration with valid credentials.</text:p>
        </text:list-item>
        <text:list-item>
          <text:p text:style-name="P12">Sign in account.</text:p>
        </text:list-item>
        <text:list-item>
          <text:p text:style-name="P12">Create a new task.</text:p>
        </text:list-item>
        <text:list-item>
          <text:p text:style-name="P12">Find created task from search.</text:p>
        </text:list-item>
        <text:list-item>
          <text:p text:style-name="P12">User have to open file in storage and save it.</text:p>
        </text:list-item>
        <text:list-item>
          <text:p text:style-name="P12">Profile Log out.</text:p>
        </text:list-item>
      </text:list>
      <text:p text:style-name="P14"/>
      <text:p text:style-name="P17">4. <text:span text:style-name="T15">Automate cases:</text:span></text:p>
      <text:list xml:id="list3467111651" text:style-name="L7">
        <text:list-item>
          <text:p text:style-name="P11">Sign in account.</text:p>
        </text:list-item>
        <text:list-item>
          <text:p text:style-name="P11">Create a new task.</text:p>
        </text:list-item>
        <text:list-item>
          <text:p text:style-name="P11">Find created task from search.</text:p>
        </text:list-item>
        <text:list-item>
          <text:p text:style-name="P11">User have to open file in storage and save it.</text:p>
        </text:list-item>
        <text:list-item>
          <text:p text:style-name="P11">Profile Log out.</text:p>
          <text:p text:style-name="P11"><text:span text:style-name="T12"/></text:p>
        </text:list-item>
      </text:list>
      <text:p text:style-name="P6"><text:span text:style-name="T13">4. </text:span><text:span text:style-name="T15">Test Environment:</text:span></text:p>
      <text:list xml:id="list3015177297" text:style-name="L3">
        <text:list-item>
          <text:p text:style-name="P10">OS:Windows 11 x64 Home (Version 21H2)</text:p>
        </text:list-item>
        <text:list-item>
          <text:p text:style-name="P10">Browser: Chrome (Version 103.0.5060.134)</text:p>
        </text:list-item>
      </text:list>
      <text:p text:style-name="P15"/>
      <text:p text:style-name="P4">5. <text:span text:style-name="T12">Testing Period:</text:span></text:p>
      <text:p text:style-name="P4"><text:span text:style-name="T12"><text:tab/></text:span><text:span text:style-name="T4">27.07.2022 – 01.08.2022</text:span></text:p>
      <text:p text:style-name="P22"/>
      <text:p text:style-name="P21">6. Automation tools:</text:p>
      <text:list xml:id="list2229637406" text:style-name="L8">
        <text:list-item>
          <text:p text:style-name="P19">Visual Studio Code</text:p>
        </text:list-item>
        <text:list-item>
          <text:p text:style-name="P19">Git</text:p>
        </text:list-item>
        <text:list-item>
          <text:p text:style-name="P19">GitHub</text:p>
        </text:list-item>
        <text:list-item>
          <text:p text:style-name="P19">Playwright</text:p>
        </text:list-item>
        <text:list-item>
          <text:p text:style-name="P19">Allure</text:p>
        </text:list-item>
      </text:list>
      <text:p text:style-name="P21"><text:tab/></text:p>
      <text:p text:style-name="P20"/>
      <text:p text:style-name="P20"/>
      <text:p text:style-name="P20"/>
      <text:p text:style-name="P20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'Segoe UI', Tahoma, sans-serif"/>
    <style:font-face style:name="Slack-Lato" svg:font-family="Slack-Lato, Slack-Fractions, appleLogo, 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7T11:57:37.954000000</meta:creation-date>
    <dc:date>2022-07-28T18:06:28.380000000</dc:date>
    <meta:editing-duration>PT12M35S</meta:editing-duration>
    <meta:editing-cycles>2</meta:editing-cycles>
    <meta:generator>Neat_Office/6.2.8.2$Windows_x86 LibreOffice_project/</meta:generator>
    <meta:document-statistic meta:table-count="0" meta:image-count="0" meta:object-count="0" meta:page-count="1" meta:paragraph-count="32" meta:word-count="128" meta:character-count="683" meta:non-whitespace-character-count="602"/>
  </office:meta>
</office:document-meta>
</file>